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2.490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3.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4.1953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5.4925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3.5126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1.8791in"/>
    </style:style>
    <style:style style:name="co19" style:family="table-column">
      <style:table-column-properties fo:break-before="auto" style:column-width="1.8575in"/>
    </style:style>
    <style:style style:name="co20" style:family="table-column">
      <style:table-column-properties fo:break-before="auto" style:column-width="0.4217in"/>
    </style:style>
    <style:style style:name="co21" style:family="table-column">
      <style:table-column-properties fo:break-before="auto" style:column-width="2.8445in"/>
    </style:style>
    <style:style style:name="co22" style:family="table-column">
      <style:table-column-properties fo:break-before="auto" style:column-width="0.3457in"/>
    </style:style>
    <style:style style:name="co23" style:family="table-column">
      <style:table-column-properties fo:break-before="auto" style:column-width="2.0189in"/>
    </style:style>
    <style:style style:name="co24" style:family="table-column">
      <style:table-column-properties fo:break-before="auto" style:column-width="3.7882in"/>
    </style:style>
    <style:style style:name="co25" style:family="table-column">
      <style:table-column-properties fo:break-before="auto" style:column-width="3.6272in"/>
    </style:style>
    <style:style style:name="co26" style:family="table-column">
      <style:table-column-properties fo:break-before="auto" style:column-width="1.611in"/>
    </style:style>
    <style:style style:name="co27" style:family="table-column">
      <style:table-column-properties fo:break-before="auto" style:column-width="3.4453in"/>
    </style:style>
    <style:style style:name="co28" style:family="table-column">
      <style:table-column-properties fo:break-before="auto" style:column-width="4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dern Library’s 100 Best Nov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The Sound and the Fu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hur Koestler</text:p>
          </table:table-cell>
          <table:table-cell office:value-type="string" calcext:value-type="string">
            <text:p>Darkness at No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uel Butler</text:p>
          </table:table-cell>
          <table:table-cell office:value-type="string" calcext:value-type="string">
            <text:p>The Way of All Fles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the-way-of-all-fles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 Orwell</text:p>
          </table:table-cell>
          <table:table-cell office:value-type="float" office:value="1984" calcext:value-type="float">
            <text:p>1984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bert Graves</text:p>
          </table:table-cell>
          <table:table-cell office:value-type="string" calcext:value-type="string">
            <text:p>I, Claudiu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An American Trage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an-american-traged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son McCullers</text:p>
          </table:table-cell>
          <table:table-cell office:value-type="string" calcext:value-type="string">
            <text:p>The Heart is a Lonely Hunter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t Vonnegut</text:p>
          </table:table-cell>
          <table:table-cell office:value-type="string" calcext:value-type="string">
            <text:p>Slaughterhouse-Five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lph Ellison</text:p>
          </table:table-cell>
          <table:table-cell office:value-type="string" calcext:value-type="string">
            <text:p>Invisible Ma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chard Wright</text:p>
          </table:table-cell>
          <table:table-cell office:value-type="string" calcext:value-type="string">
            <text:p>Native S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Henderson the Rain King</text:p>
          </table:table-cell>
          <table:table-cell office:value-type="float" office:value="2055" calcext:value-type="float">
            <text:p>205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 O’Hara</text:p>
          </table:table-cell>
          <table:table-cell office:value-type="string" calcext:value-type="string">
            <text:p>Appointment in Samarr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42nd Parallel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float" office:value="1919" calcext:value-type="float">
            <text:p>19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Big Money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erwood Anderson</text:p>
          </table:table-cell>
          <table:table-cell office:value-type="string" calcext:value-type="string">
            <text:p>Winesburg, Oh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rwood-anderson/winesburg-ohi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Wings of the Do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wings-of-the-dov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Ambassad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ambassador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ender is the Nigh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Young Loniga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The Young Manhood of Studs Lonigan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Judgment Day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A Handful of Dust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mes Baldwin</text:p>
          </table:table-cell>
          <table:table-cell office:value-type="string" calcext:value-type="string">
            <text:p>Go Tell It On the Mountain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mes Dickey</text:p>
          </table:table-cell>
          <table:table-cell office:value-type="string" calcext:value-type="string">
            <text:p>Deliverance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Point Counter Poin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nest-hemingway/the-sun-also-rise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The Secret Ag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the-secret-ag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man Mailer</text:p>
          </table:table-cell>
          <table:table-cell office:value-type="string" calcext:value-type="string">
            <text:p>The Naked and the Dead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Pale Fir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Light in August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d-madox-ford/a-man-could-stand-u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lker Percy</text:p>
          </table:table-cell>
          <table:table-cell office:value-type="string" calcext:value-type="string">
            <text:p>The Moviegoer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Death Comes for the Archbisho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Jones</text:p>
          </table:table-cell>
          <table:table-cell office:value-type="string" calcext:value-type="string">
            <text:p>From Here to Eternity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 Cheever</text:p>
          </table:table-cell>
          <table:table-cell office:value-type="string" calcext:value-type="string">
            <text:p>The Wapshot Chronicle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.D.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.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Main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main-stree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House of Mir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house-of-mir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wrence Durrell</text:p>
          </table:table-cell>
          <table:table-cell office:value-type="string" calcext:value-type="string">
            <text:p>The Alexandria Quartet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ichard Hughes</text:p>
          </table:table-cell>
          <table:table-cell office:value-type="string" calcext:value-type="string">
            <text:p>A High Wind in Jamaic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athanael West</text:p>
          </table:table-cell>
          <table:table-cell office:value-type="string" calcext:value-type="string">
            <text:p>The Day of the Locust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A Farewell to Arm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Finnegans Wake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Brideshead Revisited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llace Stegner</text:p>
          </table:table-cell>
          <table:table-cell office:value-type="string" calcext:value-type="string">
            <text:p>Angle of Repose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Lord J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lord-ji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.L. Doctorow</text:p>
          </table:table-cell>
          <table:table-cell office:value-type="string" calcext:value-type="string">
            <text:p>Ragtime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rskine Caldwell</text:p>
          </table:table-cell>
          <table:table-cell office:value-type="string" calcext:value-type="string">
            <text:p>Tobacco Roa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illiam Kennedy</text:p>
          </table:table-cell>
          <table:table-cell office:value-type="string" calcext:value-type="string">
            <text:p>Ironwee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Fowles</text:p>
          </table:table-cell>
          <table:table-cell office:value-type="string" calcext:value-type="string">
            <text:p>The Magus</text:p>
          </table:table-cell>
          <table:table-cell office:value-type="float" office:value="2061" calcext:value-type="float">
            <text:p>206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Under the Net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lliam Styron</text:p>
          </table:table-cell>
          <table:table-cell office:value-type="string" calcext:value-type="string">
            <text:p>Sophie’s Choice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ul Bowles</text:p>
          </table:table-cell>
          <table:table-cell office:value-type="string" calcext:value-type="string">
            <text:p>The Sheltering Sky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mes M. Cain</text:p>
          </table:table-cell>
          <table:table-cell office:value-type="string" calcext:value-type="string">
            <text:p>The Postman Always Rings Twic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.P. Donleavy</text:p>
          </table:table-cell>
          <table:table-cell office:value-type="string" calcext:value-type="string">
            <text:p>The Ginger Man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</table:table>
      <table:table table:name="Encyclopædia Britannica’s Great Books of the Western World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1952 Ed.</text:p>
          </table:table-cell>
          <table:table-cell office:value-type="string" calcext:value-type="string">
            <text:p>1990 Ed.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Ili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iliad/william-cullen-bryant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Odysse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odyssey/william-cullen-bryant</text:p>
          </table:table-cell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Suppliant Maid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Pers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Seven Against Theb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Prometheus Bou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Agamemn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Choephoro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Eu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the K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at Colo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ntigo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ja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The Trachini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Philocte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Rhes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Mede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lces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id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Supplia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Troj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l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ndromach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Bacchan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cub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s M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Phoenici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Ore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Taur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Aul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Acharn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Knigh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Clou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Was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Bir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Fro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Lysistrat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smophoriaz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Ecclesiazo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lu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odotus</text:p>
          </table:table-cell>
          <table:table-cell office:value-type="string" calcext:value-type="string">
            <text:p>The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string" calcext:value-type="string">
            <text:p>History of the Peloponnesian W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harm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ch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rotagor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dem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atyl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r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ymposi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Men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phr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Ap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Gorg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Republ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imae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ar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aete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oph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tatesm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ileb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Seventh Lett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Categ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Interpret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ste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op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Sophistical Refu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Heav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Generation and Corrup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eor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a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Sou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inor biological work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History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arts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Mo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ait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Nicomachean 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stotle/nicomachean-ethics/f-h-peters</text:p>
          </table:table-cell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li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he Athenian Constitu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Rhetor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e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string" calcext:value-type="string">
            <text:p>Works (is this the Hippocratic Corpus?)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en</text:p>
          </table:table-cell>
          <table:table-cell office:value-type="string" calcext:value-type="string">
            <text:p>On the Natural Facult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The Thirteen Books of Euclid’s Elem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Sphere and Cylind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Measurement of a Circ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Conoids and Spheroi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Spi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Equilibrium of Plan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Sand Reckon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Quadrature of the Parabol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Floating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Book of Lemm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Method Treating of Mechanical Probl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ollonius of Perga</text:p>
          </table:table-cell>
          <table:table-cell office:value-type="string" calcext:value-type="string">
            <text:p>On Conic Sec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Nichomachus of Gerasa</text:p>
          </table:table-cell>
          <table:table-cell office:value-type="string" calcext:value-type="string">
            <text:p>Introduction to Arithmet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ucretius</text:p>
          </table:table-cell>
          <table:table-cell office:value-type="string" calcext:value-type="string">
            <text:p>On the Nature of Thin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Discours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tetus/discourses</text:p>
          </table:table-cell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string" calcext:value-type="string">
            <text:p>The Medi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cus-aurelius/meditations/george-long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Eclogu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Georg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Aene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gil/the-aeneid/john-dryden</text:p>
          </table:table-cell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The Lives of the Noble Grecians and Rom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Ann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Hist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tolemy</text:p>
          </table:table-cell>
          <table:table-cell office:value-type="string" calcext:value-type="string">
            <text:p>Almag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olaus Copernicus</text:p>
          </table:table-cell>
          <table:table-cell office:value-type="string" calcext:value-type="string">
            <text:p>On the Revolutions of Heavenly Spher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Epitome of Copernican Astr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The Harmonies of the Worl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otinus</text:p>
          </table:table-cell>
          <table:table-cell office:value-type="string" calcext:value-type="string">
            <text:p>The Six Ennea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Confess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The City of G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On Christian Doctr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Aquinas</text:p>
          </table:table-cell>
          <table:table-cell office:value-type="string" calcext:value-type="string">
            <text:p>Summa Theolog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Divine Comed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nte-alighieri/the-divine-comedy/henry-wadsworth-longfellow</text:p>
          </table:table-cell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roilus and Criseyd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he Canterbury Tal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colò Machiavelli</text:p>
          </table:table-cell>
          <table:table-cell office:value-type="string" calcext:value-type="string">
            <text:p>The Pri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colo-machiavelli/the-prince/w-k-marriott</text:p>
          </table:table-cell>
        </table:table-row>
        <table:table-row table:style-name="ro1">
          <table:table-cell office:value-type="string" calcext:value-type="string">
            <text:p>Thomas Hobbes</text:p>
          </table:table-cell>
          <table:table-cell office:value-type="string" calcext:value-type="string">
            <text:p>Leviath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çois Rabelais</text:p>
          </table:table-cell>
          <table:table-cell office:value-type="string" calcext:value-type="string">
            <text:p>Gargantua and Pantagrue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hir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Richard the Thir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Comedy of Erro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comedy-of-error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tus Andronic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aming of the Shrew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aming-of-the-shrew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wo Gentlemen of Veron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wo-gentlemen-of-veron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Love’s Labour’s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Romeo and Julie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omeo-and-juli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King Richard the Seco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 Midsummer Night’s Drea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-midsummer-nights-dream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and Death of King Joh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john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chant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chant-of-venice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uch Ado About Noth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uch-ado-about-nothing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of King Henry the Fif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Julius Caes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julius-caes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s You Like I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s-you-like-i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welfth Night; or, What You Wi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welfth-nigh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Hamlet, Prince of Denmark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aml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ry Wives of Windso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ry-wives-of-windso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roilus and Cressid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ll’s Well That Ends We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lls-well-that-ends-well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easure for Measu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Othello, the Moor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othello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King Le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le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acbe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acbeth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ntony and Cleopa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ntony-and-cleopatr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oriola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coriolanu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mon of Ath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imon-of-athen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Pericles, Prince of Ty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ericle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ymbel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Winter’s T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emp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empes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Henry VIII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Sonne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oetry</text:p>
          </table:table-cell>
        </table:table-row>
        <table:table-row table:style-name="ro1">
          <table:table-cell office:value-type="string" calcext:value-type="string">
            <text:p>William Gilbert</text:p>
          </table:table-cell>
          <table:table-cell office:value-type="string" calcext:value-type="string">
            <text:p>On the Loadstone and Magnetic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alileo Galilei</text:p>
          </table:table-cell>
          <table:table-cell office:value-type="string" calcext:value-type="string">
            <text:p>Dialogues Concerning the Two New Scienc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Motion of the Heart and Blood in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Circulation of Blo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guel de Cervantes</text:p>
          </table:table-cell>
          <table:table-cell office:value-type="string" calcext:value-type="string">
            <text:p>Don Quixot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guel-de-cervantes-saavedra/don-quixote/john-ormsby</text:p>
          </table:table-cell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The Advancement of Learn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ovum Organ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ew Atlan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Rules for the Direction of the Mi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Discourse on the Meth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Meditations on First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Objections Against the Meditations and Repl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The Geome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edict de Spinoza</text:p>
          </table:table-cell>
          <table:table-cell office:value-type="string" calcext:value-type="string">
            <text:p>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English Minor Po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Paradise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milton/paradise-lost</text:p>
          </table:table-cell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Samson Agoni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Areopagit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The Provincial Lette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Pensé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Scientific and mathematical essay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Mathematical Principles of Natural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Op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Less notabl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hristiaan Huygens</text:p>
          </table:table-cell>
          <table:table-cell office:value-type="string" calcext:value-type="string">
            <text:p>Treatise on L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 Letter Concerning Tol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Concerning Civil Government, Second Essa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n Essa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keley</text:p>
          </table:table-cell>
          <table:table-cell office:value-type="string" calcext:value-type="string">
            <text:p>The Principles of Human Knowledg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An Enquir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string" calcext:value-type="string">
            <text:p>Charles de Secondat</text:p>
          </table:table-cell>
          <table:table-cell office:value-type="string" calcext:value-type="string">
            <text:p>The Spirit of the 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the Origin of Inequal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Political Ec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The Social Contrac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string" calcext:value-type="string">
            <text:p>The Wealth of N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am-smith/the-wealth-of-nations</text:p>
          </table:table-cell>
        </table:table-row>
        <table:table-row table:style-name="ro1">
          <table:table-cell office:value-type="string" calcext:value-type="string">
            <text:p>Edward Gibbon</text:p>
          </table:table-cell>
          <table:table-cell office:value-type="string" calcext:value-type="string">
            <text:p>The Decline and Fall of the Roman Empi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Pure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Fundamental Principles of the Metaphysic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Critique of Practical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xcerpts from The Metaphysics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Judge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Declaration of Independe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Articles of Confed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The Constitution of the United States of Amer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amilton, Madison, Jay</text:p>
          </table:table-cell>
          <table:table-cell office:value-type="string" calcext:value-type="string">
            <text:p>The Federal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exander-hamilton_john-jay_james-madison/the-federalist-papers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On Libe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stuart-mill/on-liberty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Considerations on Representative Govern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Utilitarian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Short, omnibus?</text:p>
          </table:table-cell>
          <table:table-cell/>
        </table:table-row>
        <table:table-row table:style-name="ro1">
          <table:table-cell office:value-type="string" calcext:value-type="string">
            <text:p>James Boswell</text:p>
          </table:table-cell>
          <table:table-cell office:value-type="string" calcext:value-type="string">
            <text:p>The Life of Samuel Johnson, LL.D.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ine Laurent Lavoisier</text:p>
          </table:table-cell>
          <table:table-cell office:value-type="string" calcext:value-type="string">
            <text:p>Elements of Chemis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ean Baptiste Joseph Fourier</text:p>
          </table:table-cell>
          <table:table-cell office:value-type="string" calcext:value-type="string">
            <text:p>Analytical Theory of Hea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xperimental Researches in Electric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R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 Wolfgang von Goethe</text:p>
          </table:table-cell>
          <table:table-cell office:value-type="string" calcext:value-type="string">
            <text:p>Fau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Moby Dick; or, The Wh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Origin of Species by Means of Natural Selec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arwin/the-origin-of-species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Descent of Man, and Selection in Relation to Se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</text:p>
          </table:table-cell>
          <table:table-cell office:value-type="string" calcext:value-type="string">
            <text:p>Capita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 and Friedrich Engels</text:p>
          </table:table-cell>
          <table:table-cell office:value-type="string" calcext:value-type="string">
            <text:p>Manifesto of the Communist Pa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rl-marx_friedrich-engels/the-communist-manifesto/samuel-moore</text:p>
          </table:table-cell>
        </table:table-row>
        <table:table-row table:style-name="ro1">
          <table:table-cell office:value-type="string" calcext:value-type="string">
            <text:p>Count Leo Tolstoy</text:p>
          </table:table-cell>
          <table:table-cell office:value-type="string" calcext:value-type="string">
            <text:p>War and 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o-tolstoy/war-and-peace/louise-maude_aylmer-maude</text:p>
          </table:table-cell>
        </table:table-row>
        <table:table-row table:style-name="ro1">
          <table:table-cell office:value-type="string" calcext:value-type="string">
            <text:p>Fyodor Mikhailovich Dostoevsky</text:p>
          </table:table-cell>
          <table:table-cell office:value-type="string" calcext:value-type="string">
            <text:p>The Brothers Karamazov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yodor-dostoevsky/the-brothers-karamazov/constance-garnett</text:p>
          </table:table-cell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The Principles of Psych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Origin and Development of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Selected Papers on Hysteri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Sexual Enlightenment of Childr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Future Prospects of Psycho‐Analytic Therap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bservations on “Wild”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Interpretation of Drea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n Narciss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stincts and Their Vicissitu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Repress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Unconscio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A General Introduction to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Beyond the Pleasure Princip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Group Psychology and the Analysis of the Eg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Ego and the 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hibitions, Symptoms, and Anxie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oughts for the Times on War and Dea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Civilization and Its Discont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New Introductory Lectures on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string" calcext:value-type="string">
            <text:p>Institutes of the Christian Relig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asmus</text:p>
          </table:table-cell>
          <table:table-cell office:value-type="string" calcext:value-type="string">
            <text:p>The Praise of Fol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Critique of 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artuf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iere/tartuffe/curtis-hidden-page</text:p>
          </table:table-cell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Don Ju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Would‐Be Gentle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Imaginary Invali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Phèd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ltaire/candide/the-modern-library</text:p>
          </table:table-cell>
        </table:table-row>
        <table:table-row table:style-name="ro1">
          <table:table-cell office:value-type="string" calcext:value-type="string">
            <text:p>Denis Diderot</text:p>
          </table:table-cell>
          <table:table-cell office:value-type="string" calcext:value-type="string">
            <text:p>Rameau’s Nephew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/>
        </table:table-row>
        <table:table-row table:style-name="ro1">
          <table:table-cell office:value-type="string" calcext:value-type="string">
            <text:p>Søren Kierkegaard</text:p>
          </table:table-cell>
          <table:table-cell office:value-type="string" calcext:value-type="string">
            <text:p>Fear and Trembling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edrich Nietzsche</text:p>
          </table:table-cell>
          <table:table-cell office:value-type="string" calcext:value-type="string">
            <text:p>Beyond Good and Evil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drich-nietzsche/beyond-good-and-evil/helen-zimmern</text:p>
          </table:table-cell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Democracy in Americ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Cousin Bett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Little Dorri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ickens/little-dorrit</text:p>
          </table:table-cell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Huckleberry Fin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A Doll’s 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a-dolls-house/r-farquharson-sharp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Wild Duck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Hedda Gabl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hedda-gabler/edmund-gosse_william-archer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Master Build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Pragmatis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Bergson</text:p>
          </table:table-cell>
          <table:table-cell office:value-type="string" calcext:value-type="string">
            <text:p>An Introduction to Metaphys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Experience and Educat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Science and the Modern Worl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The Problems of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trand-russell/the-problems-of-philosophy</text:p>
          </table:table-cell>
        </table:table-row>
        <table:table-row table:style-name="ro1">
          <table:table-cell office:value-type="string" calcext:value-type="string">
            <text:p>Martin Heidegger</text:p>
          </table:table-cell>
          <table:table-cell office:value-type="string" calcext:value-type="string">
            <text:p>What Is Metaphysics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udwig Wittgenstein</text:p>
          </table:table-cell>
          <table:table-cell office:value-type="string" calcext:value-type="string">
            <text:p>Philosophical Investigation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Karl Barth</text:p>
          </table:table-cell>
          <table:table-cell office:value-type="string" calcext:value-type="string">
            <text:p>The Word of God and the Word of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Science and Hypothe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Planck</text:p>
          </table:table-cell>
          <table:table-cell office:value-type="string" calcext:value-type="string">
            <text:p>Scientific Autobiography and Other Paper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North Whitehead</text:p>
          </table:table-cell>
          <table:table-cell office:value-type="string" calcext:value-type="string">
            <text:p>An Introduction to Mathemat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string" calcext:value-type="string">
            <text:p>Relativity: The Special and the General Theor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The Expanding Univer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9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Atomic Theory and the Description of Natu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30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Discussion with Einstein on Epistem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. H. Hardy</text:p>
          </table:table-cell>
          <table:table-cell office:value-type="string" calcext:value-type="string">
            <text:p>A Mathematician’s A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erner Heisenberg</text:p>
          </table:table-cell>
          <table:table-cell office:value-type="string" calcext:value-type="string">
            <text:p>Physics and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win Schrödinger</text:p>
          </table:table-cell>
          <table:table-cell office:value-type="string" calcext:value-type="string">
            <text:p>What Is Life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eodosius Dobzhansky</text:p>
          </table:table-cell>
          <table:table-cell office:value-type="string" calcext:value-type="string">
            <text:p>Genetics and the Origin of Speci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. H. Waddington</text:p>
          </table:table-cell>
          <table:table-cell office:value-type="string" calcext:value-type="string">
            <text:p>The Nature of Li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orstein Veblen</text:p>
          </table:table-cell>
          <table:table-cell office:value-type="string" calcext:value-type="string">
            <text:p>The Theory of the Leisure Cla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stein-veblen/the-theory-of-the-leisure-class</text:p>
          </table:table-cell>
        </table:table-row>
        <table:table-row table:style-name="ro1">
          <table:table-cell office:value-type="string" calcext:value-type="string">
            <text:p>R. H. Tawney</text:p>
          </table:table-cell>
          <table:table-cell office:value-type="string" calcext:value-type="string">
            <text:p>The Acquisitive Societ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aynard Keynes</text:p>
          </table:table-cell>
          <table:table-cell office:value-type="string" calcext:value-type="string">
            <text:p>The General Theory of Employment, Interest and Mone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James George Frazer</text:p>
          </table:table-cell>
          <table:table-cell office:value-type="string" calcext:value-type="string">
            <text:p>The Golden Boug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Weber</text:p>
          </table:table-cell>
          <table:table-cell office:value-type="string" calcext:value-type="string">
            <text:p>Essays in Soci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an Huizinga</text:p>
          </table:table-cell>
          <table:table-cell office:value-type="string" calcext:value-type="string">
            <text:p>The Autumn of the Middle Ag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ude Lévi‐Strauss</text:p>
          </table:table-cell>
          <table:table-cell office:value-type="string" calcext:value-type="string">
            <text:p>Structural Anthro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The Beast in the Jungl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Saint Jo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Uncle Vany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igi Pirandello</text:p>
          </table:table-cell>
          <table:table-cell office:value-type="string" calcext:value-type="string">
            <text:p>Six Characters in Search of an Autho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igi-pirandello/six-characters-in-search-of-an-author/edward-storer</text:p>
          </table:table-cell>
        </table:table-row>
        <table:table-row table:style-name="ro1">
          <table:table-cell office:value-type="string" calcext:value-type="string">
            <text:p>Marcel Proust</text:p>
          </table:table-cell>
          <table:table-cell office:value-type="string" calcext:value-type="string">
            <text:p>Remembrance of Things Past: “Swann in Love”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a Cather</text:p>
          </table:table-cell>
          <table:table-cell office:value-type="string" calcext:value-type="string">
            <text:p>A Lost Lad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Death in Ve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3</text:p>
          </table:table-cell>
          <table:table-cell/>
        </table:table-row>
        <table:table-row table:style-name="ro1">
          <table:table-cell office:value-type="string" calcext:value-type="string">
            <text:p>Franz Kafka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The Prussian Offic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The Waste Lan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 office:value-type="string" calcext:value-type="string">
            <text:p>t-s-eliot/poetry</text:p>
          </table:table-cell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Mourning Becomes Electr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7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string" calcext:value-type="string">
            <text:p>William Faulkner</text:p>
          </table:table-cell>
          <table:table-cell office:value-type="string" calcext:value-type="string">
            <text:p>A Rose for Emi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6</text:p>
          </table:table-cell>
          <table:table-cell/>
        </table:table-row>
        <table:table-row table:style-name="ro1">
          <table:table-cell office:value-type="string" calcext:value-type="string">
            <text:p>Bertolt Brecht</text:p>
          </table:table-cell>
          <table:table-cell office:value-type="string" calcext:value-type="string">
            <text:p>Mother Courage and Her Childre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The Short Happy Life of Francis Macomb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amuel Beckett</text:p>
          </table:table-cell>
          <table:table-cell office:value-type="string" calcext:value-type="string">
            <text:p>Waiting for Godo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</table:table>
      <table:table table:name="Encyclopædia Britannica’s Gateway to the Great Book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  <table:table-cell/>
        </table:table-row>
        <table:table-row table:style-name="ro1">
          <table:table-cell office:value-type="string" calcext:value-type="string">
            <text:p>Daniel Defoe</text:p>
          </table:table-cell>
          <table:table-cell office:value-type="string" calcext:value-type="string">
            <text:p>Excerpts from 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  <table:table-cell/>
        </table:table-row>
        <table:table-row table:style-name="ro1">
          <table:table-cell office:value-type="string" calcext:value-type="string">
            <text:p>Rudyard Kipling</text:p>
          </table:table-cell>
          <table:table-cell office:value-type="string" calcext:value-type="string">
            <text:p>“Mowgli’s Brothers” from The Jungle Boo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the-jungle-book</text:p>
          </table:table-cell>
          <table:table-cell/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string" calcext:value-type="string">
            <text:p>“The Battle with the Cannon” from Ninety-Thr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 de Maupassant</text:p>
          </table:table-cell>
          <table:table-cell office:value-type="string" calcext:value-type="string">
            <text:p>Short story “Two Frien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Short story “The Killers”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Scott</text:p>
          </table:table-cell>
          <table:table-cell office:value-type="string" calcext:value-type="string">
            <text:p>“The Two Drovers” from Chronicles of the Canongat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Short story “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Novella “Microméga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string" calcext:value-type="string">
            <text:p>“The Happy Princ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childrens-stories</text:p>
          </table:table-cell>
          <table:table-cell/>
        </table:table-row>
        <table:table-row table:style-name="ro1">
          <table:table-cell office:value-type="string" calcext:value-type="string">
            <text:p>Edgar Allan Poe</text:p>
          </table:table-cell>
          <table:table-cell office:value-type="string" calcext:value-type="string">
            <text:p>Short story “The Telltale Heart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short-fiction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Masque of the Red Deat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Dr. Jekyll and Mr. Hy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the-strange-case-of-dr-jekyll-and-mr-hyde</text:p>
          </table:table-cell>
          <table:table-cell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Short story “The Man That Corrupted Hadleyburg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“Trial of Bardell against Pickwick” from The Pickwick Pap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lai Gogol</text:p>
          </table:table-cell>
          <table:table-cell office:value-type="string" calcext:value-type="string">
            <text:p>Short story “The Mantl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ikolai-gogol/short-fiction</text:p>
          </table:table-cell>
          <table:table-cell/>
        </table:table-row>
        <table:table-row table:style-name="ro1">
          <table:table-cell office:value-type="string" calcext:value-type="string">
            <text:p>Samuel Butler</text:p>
          </table:table-cell>
          <table:table-cell office:value-type="string" calcext:value-type="string">
            <text:p>“Customs and Opinions of the Erewhonians” from Erewh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erewhon</text:p>
          </table:table-cell>
          <table:table-cell/>
        </table:table-row>
        <table:table-row table:style-name="ro1">
          <table:table-cell office:value-type="string" calcext:value-type="string">
            <text:p>Sherwood Anderson</text:p>
          </table:table-cell>
          <table:table-cell office:value-type="string" calcext:value-type="string">
            <text:p>Short story “I’m a Foo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Aucassin and Nicolet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Crane</text:p>
          </table:table-cell>
          <table:table-cell office:value-type="string" calcext:value-type="string">
            <text:p>Short story “The Open Boa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Incomplete novella “Billy Budd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Ivan Bunin</text:p>
          </table:table-cell>
          <table:table-cell office:value-type="string" calcext:value-type="string">
            <text:p>Short story “The Gentleman from San Francisco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van-bunin/short-fiction/s-s-koteliansky_d-h-lawrence_leonard-woolf_bernard-guilbert-guerney_the-russian-review_natalie-a-duddington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Short story “Rappaccini’s Daught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Novella “The Lifted Ve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us Apuleius</text:p>
          </table:table-cell>
          <table:table-cell office:value-type="string" calcext:value-type="string">
            <text:p>“Cupid and Psyche” from The Golden 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Turgenev</text:p>
          </table:table-cell>
          <table:table-cell office:value-type="string" calcext:value-type="string">
            <text:p>Novella “First Lo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dor Dostoevsky</text:p>
          </table:table-cell>
          <table:table-cell office:value-type="string" calcext:value-type="string">
            <text:p>Short story “White Nigh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Galsworthy</text:p>
          </table:table-cell>
          <table:table-cell office:value-type="string" calcext:value-type="string">
            <text:p>Short story “The Apple‐Tre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e Flaubert</text:p>
          </table:table-cell>
          <table:table-cell office:value-type="string" calcext:value-type="string">
            <text:p>Short story “Saint Julian the Hospitalier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ustave-flaubert/short-fiction/m-walter-dunne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Novella “The Diamond as Big as the Ritz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Short story “A Passion in the Dese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Short story “The Darling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on-chekhov/short-fiction/constance-garnett</text:p>
          </table:table-cell>
          <table:table-cell/>
        </table:table-row>
        <table:table-row table:style-name="ro1">
          <table:table-cell office:value-type="string" calcext:value-type="string">
            <text:p>Isaac Singer</text:p>
          </table:table-cell>
          <table:table-cell office:value-type="string" calcext:value-type="string">
            <text:p>Short story “The Spinoza of Market Street”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ander Pushkin</text:p>
          </table:table-cell>
          <table:table-cell office:value-type="string" calcext:value-type="string">
            <text:p>Short story “The Queen of Spad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Short story “The Rocking‐Horse Winner”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Short story “The Pup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Novella “Mario and the Magician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k Dinesen</text:p>
          </table:table-cell>
          <table:table-cell office:value-type="string" calcext:value-type="string">
            <text:p>Short story “Sorrow‐Acre”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eo Tolstoy</text:p>
          </table:table-cell>
          <table:table-cell office:value-type="string" calcext:value-type="string">
            <text:p>Short story “The Death of Ivan Ilyic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o-tolstoy/short-fiction/louise-maude_aylmer-maude_nathan-haskell-dole_constance-garnett_j-d-duff_leo-weiner_r-s-townsend_hagberg-wright_benjamin-tucker_everymans-library_vladimir-chertkov_isabella-fyvie-mayo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Three Hermits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What Men Live By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Misanthrop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Doctor in Spite of Himself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Brinsley Sheridan</text:p>
          </table:table-cell>
          <table:table-cell office:value-type="string" calcext:value-type="string">
            <text:p>“The School for Scandal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ichard-brinsley-sheridan/the-school-for-scandal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Play “An Enemy of the Peopl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Play “The Cherry Orchard”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Play “The Man of Destin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M. Synge</text:p>
          </table:table-cell>
          <table:table-cell office:value-type="string" calcext:value-type="string">
            <text:p>Play “Riders to the Sea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Play “The Emperor Jon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How Should One Read a Book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Arnold</text:p>
          </table:table-cell>
          <table:table-cell office:value-type="string" calcext:value-type="string">
            <text:p>Essay “The Study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weetness and Ligh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Augustin Sainte‐Beuve</text:p>
          </table:table-cell>
          <table:table-cell office:value-type="string" calcext:value-type="string">
            <text:p>Essay “What is a Classic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ontaign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Of Beau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Discour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Stu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Essay “Of the Standard of Tas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Sty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ome Forms of Liter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Comparative Place of Interest and Beauty in Works of A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string" calcext:value-type="string">
            <text:p>Essay “On Simple and Sentimental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string" calcext:value-type="string">
            <text:p>Essay “A Defence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Preface to Leaves of Gr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Essay “My First Acquaintance with Poe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wif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Persons One Would Wish to Have See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amb</text:p>
          </table:table-cell>
          <table:table-cell office:value-type="string" calcext:value-type="string">
            <text:p>Essay “My First Pla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Dream Children, a Reveri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anity of True Geniu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string" calcext:value-type="string">
            <text:p>Preface to Shakespe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de Quincey</text:p>
          </table:table-cell>
          <table:table-cell office:value-type="string" calcext:value-type="string">
            <text:p>Essay “Literature of Knowledge and Literature of Pow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Knocking at the Gate in Macbe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Essay “Dan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radition and the Individual Tal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Childhood and Youth” from 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“Learning the River” from Life on the Mississippi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de la Bruyère</text:p>
          </table:table-cell>
          <table:table-cell office:value-type="string" calcext:value-type="string">
            <text:p>“Characters” from A Book of Charact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string" calcext:value-type="string">
            <text:p>“The Hero as King” from On Heroes, Hero-Worship and the Heroic in His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“Thoreau” obitu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“Sketc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“Deat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The Art of Biography”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Xenophon</text:p>
          </table:table-cell>
          <table:table-cell office:value-type="string" calcext:value-type="string">
            <text:p>“The March to the Sea” from The Persian Expedit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Character of Socrates” from Memorabil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. Prescott</text:p>
          </table:table-cell>
          <table:table-cell office:value-type="string" calcext:value-type="string">
            <text:p>“The Land of Montezuma” from The Conquest of Mexi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el Long</text:p>
          </table:table-cell>
          <table:table-cell office:value-type="string" calcext:value-type="string">
            <text:p>“The Power Within Us”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string" calcext:value-type="string">
            <text:p>“The Eruption of Vesuvius” from Epistul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“The Life of Gnaeus Julius Agricola”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çois Guizot</text:p>
          </table:table-cell>
          <table:table-cell office:value-type="string" calcext:value-type="string">
            <text:p>“Civilization” from History of Civilization in Euro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The United States in 1800” from History of the United States of Ameri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B. Bury</text:p>
          </table:table-cell>
          <table:table-cell office:value-type="string" calcext:value-type="string">
            <text:p>“Herodotus” from from The Ancient Greek Historia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“The Way to Write Histo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English Bill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ration of the Rights of Man and of the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Virginia Declaration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Declaration of Indepen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ter of the United N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al Declaration of Human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Paine</text:p>
          </table:table-cell>
          <table:table-cell office:value-type="string" calcext:value-type="string">
            <text:p>“A Call to Patriots—December 23, 1776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Washington</text:p>
          </table:table-cell>
          <table:table-cell office:value-type="string" calcext:value-type="string">
            <text:p>“Circular Letter to the Governors of All the States on Disbanding the Arm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Farewel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string" calcext:value-type="string">
            <text:p>“The Virginia Constitution” from Notes on the State of Virgin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First Inaugura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iographical Sketche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string" calcext:value-type="string">
            <text:p>“A Proposal for Promoting Useful Knowledge among the British Plantations in Americ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Proposals Relating to the Education of Youth in Pennsylvani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ean de Crevecoeur</text:p>
          </table:table-cell>
          <table:table-cell office:value-type="string" calcext:value-type="string">
            <text:p>“The Making of Americans” from Letters from an American Far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“Observations on American Life and Government” from Democracy in Americ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David Thoreau</text:p>
          </table:table-cell>
          <table:table-cell office:value-type="string" calcext:value-type="string">
            <text:p>Essay “Civil Disobedien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A Plea for Captain John Brow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string" calcext:value-type="string">
            <text:p>Various essays and addres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On Bashfulness” from Moral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“The Lantern‐Bearers” from Across the Plai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string" calcext:value-type="string">
            <text:p>“An Idealist’s Arraignment of the Age” from Fors Clavige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ssay “Observations on Mental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string" calcext:value-type="string">
            <text:p>“Letter to the Sheriffs of Bristol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Calhoun</text:p>
          </table:table-cell>
          <table:table-cell office:value-type="string" calcext:value-type="string">
            <text:p>“The Concorrent Majorit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abington Macaulay</text:p>
          </table:table-cell>
          <table:table-cell office:value-type="string" calcext:value-type="string">
            <text:p>Essay “Machiavelli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English Men and Idea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“On World Government” from De Monarch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“A Lasting Peace through the Federation of Europ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ssay “Perpetual Pe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von Clausewitz</text:p>
          </table:table-cell>
          <table:table-cell office:value-type="string" calcext:value-type="string">
            <text:p>“What is War?” from On Wa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Robert Malthus</text:p>
          </table:table-cell>
          <table:table-cell office:value-type="string" calcext:value-type="string">
            <text:p>“The Principle of Population” from Population: The First Essa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The Sphinx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yndall</text:p>
          </table:table-cell>
          <table:table-cell office:value-type="string" calcext:value-type="string">
            <text:p>“Michael Faraday” from Faraday as a Discove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Ève Curie</text:p>
          </table:table-cell>
          <table:table-cell office:value-type="string" calcext:value-type="string">
            <text:p>“The Discovery of Radium” from Madame Curie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Henri Fabre</text:p>
          </table:table-cell>
          <table:table-cell office:value-type="string" calcext:value-type="string">
            <text:p>“A Laboratory of the Open Fiel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Sacred Beet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 Eiseley</text:p>
          </table:table-cell>
          <table:table-cell office:value-type="string" calcext:value-type="string">
            <text:p>“On Time”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Rachel Carson</text:p>
          </table:table-cell>
          <table:table-cell office:value-type="string" calcext:value-type="string">
            <text:p>“The Sunless Sea” from The Sea Around Us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. B. S. Haldane</text:p>
          </table:table-cell>
          <table:table-cell office:value-type="string" calcext:value-type="string">
            <text:p>“On Being the Right Size” from Possible Worl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Henry Huxley</text:p>
          </table:table-cell>
          <table:table-cell office:value-type="string" calcext:value-type="string">
            <text:p>Essay “On the Relations of Man to the Lower Animal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a Piece of Chalk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Galton</text:p>
          </table:table-cell>
          <table:table-cell office:value-type="string" calcext:value-type="string">
            <text:p>“The Classification of Human Ability” from Hereditary Geniu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 Bernard</text:p>
          </table:table-cell>
          <table:table-cell office:value-type="string" calcext:value-type="string">
            <text:p>“Experimental Considerations Common to Living Things and Inorganic Bo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Pavlov</text:p>
          </table:table-cell>
          <table:table-cell office:value-type="string" calcext:value-type="string">
            <text:p>“Scientific Study of the So-called Psychical Processes in the Higher Animal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Wöhler</text:p>
          </table:table-cell>
          <table:table-cell office:value-type="string" calcext:value-type="string">
            <text:p>“On the Artificial Production of Ure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yell</text:p>
          </table:table-cell>
          <table:table-cell office:value-type="string" calcext:value-type="string">
            <text:p>“Geological Evolution” from Principles of G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alileo</text:p>
          </table:table-cell>
          <table:table-cell office:value-type="string" calcext:value-type="string">
            <text:p>“The Starry Messenger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aso Campanella</text:p>
          </table:table-cell>
          <table:table-cell office:value-type="string" calcext:value-type="string">
            <text:p>“Arguments for and against Galileo” from The Defense of Galileo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The Chemical History of a Cand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itri Mendeleev</text:p>
          </table:table-cell>
          <table:table-cell office:value-type="string" calcext:value-type="string">
            <text:p>“The Genesis of a Law of Nature” from The Periodic Law of the Chemical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von Helmholtz</text:p>
          </table:table-cell>
          <table:table-cell office:value-type="string" calcext:value-type="string">
            <text:p>“On the Conservation of Forc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2">
          <table:table-cell office:value-type="string" calcext:value-type="string">
            <text:p>Albert Einstein</text:p>
            <text:p>Leopold Infeld</text:p>
          </table:table-cell>
          <table:table-cell office:value-type="string" calcext:value-type="string">
            <text:p>“The Rise and Decline of Classical Physics” from The Evolution of Physic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“The Running‐Down of the Universe” from Nature and the Physical World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Jeans</text:p>
          </table:table-cell>
          <table:table-cell office:value-type="string" calcext:value-type="string">
            <text:p>“Beginnings and Endings” from The Universe Around U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s Boeke</text:p>
          </table:table-cell>
          <table:table-cell office:value-type="string" calcext:value-type="string">
            <text:p>“Cosmic View”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ancelot Hogben</text:p>
          </table:table-cell>
          <table:table-cell office:value-type="string" calcext:value-type="string">
            <text:p>“Mathematics, the Mirror of Civilization” from Mathematics for the Million</text:p>
          </table:table-cell>
          <table:table-cell office:value-type="float" office:value="2032" calcext:value-type="float">
            <text:p>2032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ndrew Russell Forsyth</text:p>
          </table:table-cell>
          <table:table-cell office:value-type="string" calcext:value-type="string">
            <text:p>“Mathematics, in Life and Thought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“On Mathematical Method” from An Introduction to Mathemat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On the Nature of a Calculus” from A Treatise on Universal Algeb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Essay “The Study of Mathematic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athematics and the Metaphysician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Definition of Number” from Introduction to Mathematical Philosoph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ward Kasner</text:p>
            <text:p>James R. Newman</text:p>
          </table:table-cell>
          <table:table-cell office:value-type="string" calcext:value-type="string">
            <text:p>“New Names for Old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eyond the Googol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obias Dantzig</text:p>
          </table:table-cell>
          <table:table-cell office:value-type="string" calcext:value-type="string">
            <text:p>“Fingerprints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Empty Column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hard Euler</text:p>
          </table:table-cell>
          <table:table-cell office:value-type="string" calcext:value-type="string">
            <text:p>The Seven Bridges of Königsbe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Robert Campbell</text:p>
          </table:table-cell>
          <table:table-cell office:value-type="string" calcext:value-type="string">
            <text:p>“Measurement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Numerical Laws and the Use of Mathematics in Science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“The Postulates of the Science of Sp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‐Simon Laplace</text:p>
          </table:table-cell>
          <table:table-cell office:value-type="string" calcext:value-type="string">
            <text:p>“Probability” from A Philosophical Essay on Probabiliti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Sanders Peirce</text:p>
          </table:table-cell>
          <table:table-cell office:value-type="string" calcext:value-type="string">
            <text:p>“The Red and the Black”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Erskine</text:p>
          </table:table-cell>
          <table:table-cell office:value-type="string" calcext:value-type="string">
            <text:p>Essay “The Moral Obligation to be Intellig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Essay “The Ethics of Belief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Essay “The Will to Belie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he Sentiment of Rationali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“The Process of Thought” from How We Think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urus</text:p>
          </table:table-cell>
          <table:table-cell office:value-type="string" calcext:value-type="string">
            <text:p>“Letter to Herodotus”</text:p>
          </table:table-cell>
          <table:table-cell office:value-type="string" calcext:value-type="string">
            <text:p><text:s/>“Letter to Menoeceu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Enchirid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pictetus/the-enchiridion/elizabeth-carter</text:p>
          </table:table-cell>
          <table:table-cell/>
        </table:table-row>
        <table:table-row table:style-name="ro1">
          <table:table-cell office:value-type="string" calcext:value-type="string">
            <text:p>Walter Pater</text:p>
          </table:table-cell>
          <table:table-cell office:value-type="string" calcext:value-type="string">
            <text:p>“The Art of Life” from The Renaissan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Contentm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“On Friendship”</text:p>
          </table:table-cell>
          <table:table-cell office:value-type="string" calcext:value-type="string">
            <text:p><text:s/>“On Old Age”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Santayana</text:p>
          </table:table-cell>
          <table:table-cell office:value-type="string" calcext:value-type="string">
            <text:p>“Lucretius”</text:p>
          </table:table-cell>
          <table:table-cell office:value-type="string" calcext:value-type="string">
            <text:p><text:s/>“Goethe’s Faust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St. Thomas Aquinas” from Mont-Saint-Michel and Chartr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The Philosophy of Common Sen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N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“On the Feeling of Immortality in 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string" calcext:value-type="string">
            <text:p>“Immortality” from Urn-Buria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</table:table>
      <table:table table:name="Pulitzer Prize Winner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nest Poole</text:p>
          </table:table-cell>
          <table:table-cell office:value-type="string" calcext:value-type="string">
            <text:p>His 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nest-poole/his-fami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Alice Adam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alice-adam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One of Ou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a-cather/one-of-ou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garet Wilson</text:p>
          </table:table-cell>
          <table:table-cell office:value-type="string" calcext:value-type="string">
            <text:p>The Able McLaughli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garet-wilson/the-able-mclaughlin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na Ferber</text:p>
          </table:table-cell>
          <table:table-cell office:value-type="string" calcext:value-type="string">
            <text:p>So Bi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na-ferber/so-bi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Arrowsmi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arrowsmi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uis Bromfield</text:p>
          </table:table-cell>
          <table:table-cell office:value-type="string" calcext:value-type="string">
            <text:p>Early Autum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ia Peterkin</text:p>
          </table:table-cell>
          <table:table-cell office:value-type="string" calcext:value-type="string">
            <text:p>Scarlet Sister M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liver La Farge</text:p>
          </table:table-cell>
          <table:table-cell office:value-type="string" calcext:value-type="string">
            <text:p>Laughing Bo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garet Ayer Barnes</text:p>
          </table:table-cell>
          <table:table-cell office:value-type="string" calcext:value-type="string">
            <text:p>Years of Grace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arl S. Buck</text:p>
          </table:table-cell>
          <table:table-cell office:value-type="string" calcext:value-type="string">
            <text:p>The Good Earth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S. Stribling</text:p>
          </table:table-cell>
          <table:table-cell office:value-type="string" calcext:value-type="string">
            <text:p>The Store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e Miller</text:p>
          </table:table-cell>
          <table:table-cell office:value-type="string" calcext:value-type="string">
            <text:p>Lamb in His Bosom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sephine Winslow Johnson</text:p>
          </table:table-cell>
          <table:table-cell office:value-type="string" calcext:value-type="string">
            <text:p>Now in Novemb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BBC’s 100 Greatest British Novel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.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Great Expectati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great-expectat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Bleak Hou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bleak-h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iam Makepeace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ride and Prejudi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ride-and-prejud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 Harlow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an McEwan</text:p>
          </table:table-cell>
          <table:table-cell office:value-type="string" calcext:value-type="string">
            <text:p>Atonemen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he Waves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Remains of the Da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ersua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ersuas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White Tee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Lord of the Ring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Villet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villet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ica Ali</text:p>
          </table:table-cell>
          <table:table-cell office:value-type="string" calcext:value-type="string">
            <text:p>Brick Lan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Moll Flande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Never Let Me Go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m McCarthy</text:p>
          </table:table-cell>
          <table:table-cell office:value-type="string" calcext:value-type="string">
            <text:p>Remainder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Decline and Fall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The Pa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lian Barnes</text:p>
          </table:table-cell>
          <table:table-cell office:value-type="string" calcext:value-type="string">
            <text:p><text:s/>The Sense of an Endi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ombey and Son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Brighton Rock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Swimming Pool Library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lary Mantel</text:p>
          </table:table-cell>
          <table:table-cell office:value-type="string" calcext:value-type="string">
            <text:p>Wolf Hall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rah Waters</text:p>
          </table:table-cell>
          <table:table-cell office:value-type="string" calcext:value-type="string">
            <text:p>The Little Stranger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life-and-opinions-of-tristram-shandy-gentlema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ngsley Amis</text:p>
          </table:table-cell>
          <table:table-cell office:value-type="string" calcext:value-type="string">
            <text:p>Lucky Jim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.S. Byatt</text:p>
          </table:table-cell>
          <table:table-cell office:value-type="string" calcext:value-type="string">
            <text:p>Posse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ess of the d’Urbervill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ess-of-the-durbervill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NW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Oranges Are Not the Only Frui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Line of Beaut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The Sea, The Sea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Orland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Sense and Sensibil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sense-and-sensibilit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. G. Ballard</text:p>
          </table:table-cell>
          <table:table-cell office:value-type="string" calcext:value-type="string">
            <text:p>Crash</text:p>
          </table:table-cell>
          <table:table-cell office:value-type="float" office:value="2069" calcext:value-type="float">
            <text:p>206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Daniel Deronda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ane Gardam</text:p>
          </table:table-cell>
          <table:table-cell office:value-type="string" calcext:value-type="string">
            <text:p>Old Fil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lue Flower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he Mayor of Casterbrid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he-mayor-of-casterbridg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drea Levy</text:p>
          </table:table-cell>
          <table:table-cell office:value-type="string" calcext:value-type="string">
            <text:p>Small Island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. 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ilip Pullman</text:p>
          </table:table-cell>
          <table:table-cell office:value-type="string" calcext:value-type="string">
            <text:p>His Dark Materials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rbara Pym</text:p>
          </table:table-cell>
          <table:table-cell office:value-type="string" calcext:value-type="string">
            <text:p>Excellent Wome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ul Scott</text:p>
          </table:table-cell>
          <table:table-cell office:value-type="string" calcext:value-type="string">
            <text:p>The Jewel in the Crown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dward St Aubyn</text:p>
          </table:table-cell>
          <table:table-cell office:value-type="string" calcext:value-type="string">
            <text:p>Patrick Melros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Barchester Tow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barchester-tower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t Barker</text:p>
          </table:table-cell>
          <table:table-cell office:value-type="string" calcext:value-type="string">
            <text:p>Regeneration Trilog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ybille Bedford</text:p>
          </table:table-cell>
          <table:table-cell office:value-type="string" calcext:value-type="string">
            <text:p>A Legacy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yce Cary</text:p>
          </table:table-cell>
          <table:table-cell office:value-type="string" calcext:value-type="string">
            <text:p>The Horse’s Mouth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Woman in Whi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woman-in-whit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hn Galsworthy</text:p>
          </table:table-cell>
          <table:table-cell office:value-type="string" calcext:value-type="string">
            <text:p>The Forsyte Sag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galsworthy/the-forsyte-sag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es Hogg</text:p>
          </table:table-cell>
          <table:table-cell office:value-type="string" calcext:value-type="string">
            <text:p>The Private Memoirs and Confessions of a Justified Sinner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nif Kureishi</text:p>
          </table:table-cell>
          <table:table-cell office:value-type="string" calcext:value-type="string">
            <text:p>The Buddha of Suburbia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Memoirs of a Survivor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. S. Lewis</text:p>
          </table:table-cell>
          <table:table-cell office:value-type="string" calcext:value-type="string">
            <text:p>The Chronicles of Narnia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li Smith</text:p>
          </table:table-cell>
          <table:table-cell office:value-type="string" calcext:value-type="string">
            <text:p>There but for th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. G. Wodehouse</text:p>
          </table:table-cell>
          <table:table-cell office:value-type="string" calcext:value-type="string">
            <text:p>The Code of the Wooster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table table:name="The Guardian’s Best 100 Novels in English (2015)" table:style-name="ta1"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 Bunyan</text:p>
          </table:table-cell>
          <table:table-cell office:value-type="string" calcext:value-type="string">
            <text:p>The Pilgrim’s Progr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nyan/the-pilgrims-progr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om Jon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omas Love Peacock</text:p>
          </table:table-cell>
          <table:table-cell office:value-type="string" calcext:value-type="string">
            <text:p>Nightmare Abbe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love-peacock/nightmare-abbe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gar Allan Poe</text:p>
          </table:table-cell>
          <table:table-cell office:value-type="string" calcext:value-type="string">
            <text:p>The Narrative of Arthur Gordon Pym of Nantuck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the-narrative-of-arthur-gordon-pym-of-nantuck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njamin Disraeli</text:p>
          </table:table-cell>
          <table:table-cell office:value-type="string" calcext:value-type="string">
            <text:p>Sybi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njamin-disraeli/syb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lliam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thaniel Hawthorne</text:p>
          </table:table-cell>
          <table:table-cell office:value-type="string" calcext:value-type="string">
            <text:p>The Scarlet Let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thaniel-hawthorne/the-scarlet-let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man Melville</text:p>
          </table:table-cell>
          <table:table-cell office:value-type="string" calcext:value-type="string">
            <text:p>Moby-Dic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Moonst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moonst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uisa May Alcott</text:p>
          </table:table-cell>
          <table:table-cell office:value-type="string" calcext:value-type="string">
            <text:p>Little Wome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uisa-may-alcott/little-wom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k Twain</text:p>
          </table:table-cell>
          <table:table-cell office:value-type="string" calcext:value-type="string">
            <text:p>The Adventures of Huckleberry Fin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bert Louis Stevenson</text:p>
          </table:table-cell>
          <table:table-cell office:value-type="string" calcext:value-type="string">
            <text:p>Kidnapp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kidnapp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rome K Jerome</text:p>
          </table:table-cell>
          <table:table-cell office:value-type="string" calcext:value-type="string">
            <text:p>Three Men in a Boa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erome-k-jerome/three-men-in-a-boa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thur Conan Doyle</text:p>
          </table:table-cell>
          <table:table-cell office:value-type="string" calcext:value-type="string">
            <text:p>The Sign of F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rthur-conan-doyle/the-sign-of-the-fou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car Wilde</text:p>
          </table:table-cell>
          <table:table-cell office:value-type="string" calcext:value-type="string">
            <text:p>The Picture of Dorian Gr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the-picture-of-dorian-gra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ephen Crane</text:p>
          </table:table-cell>
          <table:table-cell office:value-type="string" calcext:value-type="string">
            <text:p>The Red Badge of Cou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phen-crane/the-red-badge-of-courag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am Stoker</text:p>
          </table:table-cell>
          <table:table-cell office:value-type="string" calcext:value-type="string">
            <text:p>Dracul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am-stoker/dracul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ederick Rolfe</text:p>
          </table:table-cell>
          <table:table-cell office:value-type="string" calcext:value-type="string">
            <text:p>Hadrian the Seventh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G Wells</text:p>
          </table:table-cell>
          <table:table-cell office:value-type="string" calcext:value-type="string">
            <text:p>The History of Mr Pol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history-of-mr-poll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hn Buchan</text:p>
          </table:table-cell>
          <table:table-cell office:value-type="string" calcext:value-type="string">
            <text:p>The Thirty-Nine Step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chan/the-thirty-nine-step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H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Babbit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M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ita Loos</text:p>
          </table:table-cell>
          <table:table-cell office:value-type="string" calcext:value-type="string">
            <text:p>Gentlemen Prefer Blond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ylvia Townsend Warner</text:p>
          </table:table-cell>
          <table:table-cell office:value-type="string" calcext:value-type="string">
            <text:p>Lolly Willow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Nineteen Ninetee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muel Beckett</text:p>
          </table:table-cell>
          <table:table-cell office:value-type="string" calcext:value-type="string">
            <text:p>Murphy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ymond Chandler</text:p>
          </table:table-cell>
          <table:table-cell office:value-type="string" calcext:value-type="string">
            <text:p>The Big Slee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Party Going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lann O’Brien</text:p>
          </table:table-cell>
          <table:table-cell office:value-type="string" calcext:value-type="string">
            <text:p>At Swim-Two-Birds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G Wodehouse</text:p>
          </table:table-cell>
          <table:table-cell office:value-type="string" calcext:value-type="string">
            <text:p>Joy in the Morning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Heat of the Day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D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trick White</text:p>
          </table:table-cell>
          <table:table-cell office:value-type="string" calcext:value-type="string">
            <text:p>Voss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rper Lee</text:p>
          </table:table-cell>
          <table:table-cell office:value-type="string" calcext:value-type="string">
            <text:p>To Kill a Mockingbird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ristopher Isherwood</text:p>
          </table:table-cell>
          <table:table-cell office:value-type="string" calcext:value-type="string">
            <text:p>A Single Man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uman Capote</text:p>
          </table:table-cell>
          <table:table-cell office:value-type="string" calcext:value-type="string">
            <text:p>In Cold Blood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ylvia Plath</text:p>
          </table:table-cell>
          <table:table-cell office:value-type="string" calcext:value-type="string">
            <text:p>The Bell Jar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lizabeth Taylor</text:p>
          </table:table-cell>
          <table:table-cell office:value-type="string" calcext:value-type="string">
            <text:p>Mrs Palfrey at the Claremont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hn Updike</text:p>
          </table:table-cell>
          <table:table-cell office:value-type="string" calcext:value-type="string">
            <text:p>Rabbit Redux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oni Morrison</text:p>
          </table:table-cell>
          <table:table-cell office:value-type="string" calcext:value-type="string">
            <text:p>Song of Solomon</text:p>
          </table:table-cell>
          <table:table-cell office:value-type="float" office:value="2073" calcext:value-type="float">
            <text:p>207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S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ilynne Robinson</text:p>
          </table:table-cell>
          <table:table-cell office:value-type="string" calcext:value-type="string">
            <text:p>Housekeepi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tin Amis</text:p>
          </table:table-cell>
          <table:table-cell office:value-type="string" calcext:value-type="string">
            <text:p>Money: A Suicide Not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An Artist of the Floating Worl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eginning of Spring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ne Tyler</text:p>
          </table:table-cell>
          <table:table-cell office:value-type="string" calcext:value-type="string">
            <text:p>Breathing Lessons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hn McGahern</text:p>
          </table:table-cell>
          <table:table-cell office:value-type="string" calcext:value-type="string">
            <text:p>Amongst Women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n DeLillo</text:p>
          </table:table-cell>
          <table:table-cell office:value-type="string" calcext:value-type="string">
            <text:p>Underworl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M Coetzee</text:p>
          </table:table-cell>
          <table:table-cell office:value-type="string" calcext:value-type="string">
            <text:p>Disgrac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ter Carey</text:p>
          </table:table-cell>
          <table:table-cell office:value-type="string" calcext:value-type="string">
            <text:p>True History of the Kelly Ga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08:46:33.6286804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9T22:33:48.839699967</meta:creation-date>
    <dc:date>2022-04-26T08:57:00.431093118</dc:date>
    <meta:editing-duration>PT1H17M14S</meta:editing-duration>
    <meta:editing-cycles>14</meta:editing-cycles>
    <meta:generator>LibreOffice/7.3.1.3$OpenBSD_X86_64 LibreOffice_project/30$Build-3</meta:generator>
    <meta:document-statistic meta:table-count="6" meta:cell-count="4489" meta:object-count="0"/>
  </office:meta>
</office:document-meta>
</file>